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Courier, 'Lucida Console', 'Andale Mono', monospace"/>
    <style:font-face style:name="Liberation Serif1" svg:font-family="'Liberation Serif'"/>
    <style:font-face style:name="OpenSymbol" svg:font-family="OpenSymbol"/>
    <style:font-face style:name="sans-serif" svg:font-family="sans-serif"/>
    <style:font-face style:name="verdana" svg:font-family="verdan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9" style:family="paragraph" style:parent-style-name="Text_20_body">
      <style:text-properties style:font-name="Bitstream Charter"/>
    </style:style>
    <style:style style:name="P10" style:family="paragraph" style:parent-style-name="Table_20_Contents">
      <style:text-properties style:font-name="Bitstream Charter" fo:font-size="10pt" style:font-name-asian="DejaVu Sans1" style:font-size-asian="10pt" style:font-name-complex="DejaVu Sans Mono" style:font-size-complex="10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15" style:family="paragraph" style:parent-style-name="Preformatted_20_Text" style:list-style-name="L1"/>
    <style:style style:name="P16" style:family="paragraph" style:parent-style-name="Preformatted_20_Text">
      <style:text-properties style:font-name="Bitstream Charter"/>
    </style:style>
    <style:style style:name="P17" style:family="paragraph" style:parent-style-name="Preformatted_20_Text" style:list-style-name="L1">
      <style:text-properties style:font-name="Bitstream Charter"/>
    </style:style>
    <style:style style:name="P18" style:family="paragraph" style:parent-style-name="Preformatted_20_Text">
      <style:text-properties style:font-name="Bitstream Charter" style:font-name-asian="DejaVu Sans" style:font-name-complex="DejaVu Sans"/>
    </style:style>
    <style:style style:name="P19"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23" style:family="paragraph" style:parent-style-name="Heading_20_2">
      <style:text-properties style:font-name="Bitstream Charter"/>
    </style:style>
    <style:style style:name="P24"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25"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T1" style:family="text">
      <style:text-properties style:font-name="Century Schoolbook L" fo:font-size="13pt" style:font-size-asian="13pt" style:font-size-complex="13pt"/>
    </style:style>
    <style:style style:name="T2" style:family="text">
      <style:text-properties style:font-name="Bitstream Charter"/>
    </style:style>
    <style:style style:name="T3" style:family="text">
      <style:text-properties style:font-name="Bitstream Charter" fo:font-style="italic" style:font-style-asian="italic" style:font-style-complex="italic"/>
    </style:style>
    <style:style style:name="T4" style:family="text">
      <style:text-properties style:font-name="Bitstream Charter" fo:font-weight="normal" style:font-weight-asian="normal" style:font-weight-complex="normal"/>
    </style:style>
    <style:style style:name="T5" style:family="text">
      <style:text-properties fo:font-variant="normal" fo:text-transform="none" fo:color="#000000" style:font-name="Bitstream Charter" fo:font-size="9.75pt" fo:letter-spacing="normal" fo:font-style="normal"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P3"/>
      <text:p text:style-name="P3"/>
      <text:p text:style-name="P3"/>
      <text:p text:style-name="P3"/>
      <text:p text:style-name="P3"/>
      <text:p text:style-name="P8">MEMORIA COMPILADORES</text:p>
      <text:p text:style-name="P8">ANALIZADOR SINTÁCTICO y SEMÁNTIC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Fernando Arias Porras <text:span text:style-name="T1">030035</text:span></text:p>
      <text:p text:style-name="P5">Víctor Gómez Aragoneses 040071</text:p>
      <text:h text:style-name="P19"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1">Índice de contenido</text:p>
          </text:index-title>
          <text:p text:style-name="P12">INTRODUCCIÓN<text:tab/>1</text:p>
          <text:p text:style-name="P13">Proyecto<text:tab/>1</text:p>
          <text:p text:style-name="P12">ANALIZADOR SINTÁCTICO<text:tab/>2</text:p>
          <text:p text:style-name="P13">Gramática del lenguaje:<text:tab/>2</text:p>
          <text:p text:style-name="P13">Errores detectados:<text:tab/>3</text:p>
          <text:p text:style-name="P12">ANALIZADOR SEMÁNTICO<text:tab/>4</text:p>
          <text:p text:style-name="P13">Diseño<text:tab/>4</text:p>
          <text:p text:style-name="P13">Errores detectados:<text:tab/>5</text:p>
          <text:p text:style-name="P12">Casos de pruebas<text:tab/>6</text:p>
          <text:p text:style-name="P13">Pruebas correcta.<text:tab/>6</text:p>
          <text:p text:style-name="P13">Pruebas incorrectas<text:tab/>9</text:p>
        </text:index-body>
      </text:table-of-content>
      <text:h text:style-name="P19" text:outline-level="1"/>
      <text:h text:style-name="P20"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7">main</text:span>. De igual manera tendremos operaciones de entrada-salida, llamadas a métodos, expresiones.</text:p>
      <text:p text:style-name="P2">Concretando, la parte común de nuestro proyecto es:</text:p>
      <text:list xml:id="list29382267" text:style-name="L1">
        <text:list-item>
          <text:p text:style-name="P17">Definición y uso de clases, con atributos y métodos.</text:p>
        </text:list-item>
        <text:list-item>
          <text:p text:style-name="P17">Definición de funciones.</text:p>
        </text:list-item>
        <text:list-item>
          <text:p text:style-name="P17">Tipos enteros, lógicos y vacíos.</text:p>
        </text:list-item>
        <text:list-item>
          <text:p text:style-name="P17">Variables enteras y su declaración.</text:p>
        </text:list-item>
        <text:list-item>
          <text:p text:style-name="P17">Constantes enteras y cadenas de caracteres (entre comillas dobles).</text:p>
        </text:list-item>
        <text:list-item>
          <text:p text:style-name="P17">Sentencias: asignación, condicional simple, llamada a funciones, métodos y retorno.</text:p>
        </text:list-item>
        <text:list-item>
          <text:p text:style-name="P17">Expresiones.</text:p>
        </text:list-item>
        <text:list-item>
          <text:p text:style-name="P17">Comentarios.</text:p>
        </text:list-item>
        <text:list-item>
          <text:p text:style-name="P15"><text:span text:style-name="T2">Operaciones de entrada/salida por terminal (</text:span><text:span text:style-name="T3">cin</text:span><text:span text:style-name="T2">, </text:span><text:span text:style-name="T3">cout</text:span><text:span text:style-name="T2">).</text:span></text:p>
        </text:list-item>
        <text:list-item>
          <text:p text:style-name="P17">Operadores.</text:p>
        </text:list-item>
      </text:list>
      <text:p text:style-name="P2"/>
      <text:p text:style-name="P2"/>
      <text:p text:style-name="P2">Por otra parte, la parte específica para nuestro proyecto serán las operaciones condicionales complejas (<text:span text:style-name="T7">if-then-else</text:span>), parámetros por valor, asignación con operación (p.e. <text:span text:style-name="T7">+=</text:span>) y en cuanto al analizador sintáctico: descendente recursivo. De igual manera que en el caso anterior podemos verlo más claramente así:</text:p>
      <text:list xml:id="list29663671" text:continue-numbering="true" text:style-name="L1">
        <text:list-item>
          <text:p text:style-name="P17">Sentencias: Sentencia condicional (if, if-else)</text:p>
        </text:list-item>
        <text:list-item>
          <text:p text:style-name="P17">Parámetros: Por valor.</text:p>
        </text:list-item>
        <text:list-item>
          <text:p text:style-name="P17">Operador especial: Asignación con operación (op=)</text:p>
        </text:list-item>
        <text:list-item>
          <text:p text:style-name="P17">Analizador Sintáctico: Descenso recursivo.</text:p>
        </text:list-item>
      </text:list>
      <text:p text:style-name="P2"/>
      <text:p text:style-name="P2"/>
      <text:p text:style-name="Preformatted_20_Text"><text:span text:style-name="T2">Para la realización del proyecto decidimos usar una herramienta que cumpliera en gran medida todo lo que se exigía y que no provocara excesivos problemas a la hora de generar los módulos del compilador. En concreto, usamos </text:span><text:span text:style-name="T5">ANother Tool for Language Recognition</text:span><text:span text:style-name="T4"> </text:span><text:span text:style-name="T2">(ANTLR) que genera un analizador sintáctico LL(k), a parte que dicha herramienta tiene gran cantidad de documentación publicada.</text:span></text:p>
      <text:p text:style-name="P2"/>
      <text:h text:style-name="P21" text:outline-level="1">ANALIZADOR SINTÁCTICO</text:h>
      <text:p text:style-name="P2">El analizador sintáctico se encargará de transformar la salida del léxico (con los sucesivos <text:span text:style-name="T7">tokens</text:span>) en un árbol de derivación que más adelante será el que reciba el semántico.</text:p>
      <text:p text:style-name="P2"/>
      <text:p text:style-name="P2">En nuestro caso el analizador sintáctico será descendente recursivo, ya que, nuestra herramienta (ANTLR) genera dicho árbol. En éste analizador las entradas son de izquierda a la derecha, y construcciones de derivaciones de derivaciones por la izquierda de una sentencia. Este tipo de gramáticas son llamadas gramáticas LL. </text:p>
      <text:p text:style-name="P2"/>
      <text:p text:style-name="P2">Básicamente nuestro analizador sintáctico se encargará de pedir al analizador léxico <text:span text:style-name="T7">tokens</text:span> y comprobará si puede generar una regla sintáctica con ellos en otro caso generará un error y lo imprimirá por pantalla. </text:p>
      <text:h text:style-name="Heading_20_2" text:outline-level="2">Gramática del lenguaje:</text:h>
      <text:p text:style-name="P2">A continuación redactamos las reglas sintácticas que componen nuestra gramática:</text:p>
      <text:p text:style-name="P2"/>
      <text:h text:style-name="P23" text:outline-level="2"/>
      <text:h text:style-name="P23" text:outline-level="2"/>
      <text:p text:style-name="P9"/>
      <text:h text:style-name="P24" text:outline-level="2">Errores detectados:</text:h>
      <text:p text:style-name="P2">Declaración de los errores sintácticos detectados:</text:p>
      <text:p text:style-name="P2">La falta de algún carácter en la declaración de variables generara fallo por ausencia de algún operador. De igual manera generamos errores cuando carecemos de algún carácter en la declaración de métodos, clases, funciones... Todos ellos generan el mismo error.</text:p>
      <text:p text:style-name="P2"/>
      <text:p text:style-name="P2"/>
      <table:table table:name="Tabla3" table:style-name="Tabla3">
        <table:table-column table:style-name="Tabla3.A"/>
        <table:table-row>
          <table:table-cell table:style-name="Tabla3.A1" office:value-type="string">
            <text:p text:style-name="P10"/>
          </table:table-cell>
        </table:table-row>
        <table:table-row>
          <table:table-cell table:style-name="Tabla3.A2" office:value-type="string">
            <text:p text:style-name="P10"/>
          </table:table-cell>
        </table:table-row>
        <table:table-row>
          <table:table-cell table:style-name="Tabla3.A2" office:value-type="string">
            <text:p text:style-name="P10"/>
          </table:table-cell>
        </table:table-row>
        <table:table-row>
          <table:table-cell table:style-name="Tabla3.A2" office:value-type="string">
            <text:p text:style-name="P10"/>
          </table:table-cell>
        </table:table-row>
        <table:table-row>
          <table:table-cell table:style-name="Tabla3.A2" office:value-type="string">
            <text:p text:style-name="P10"/>
          </table:table-cell>
        </table:table-row>
        <table:table-row>
          <table:table-cell table:style-name="Tabla3.A2" office:value-type="string">
            <text:p text:style-name="P10"/>
          </table:table-cell>
        </table:table-row>
        <table:table-row>
          <table:table-cell table:style-name="Tabla3.A2" office:value-type="string">
            <text:p text:style-name="P10"/>
          </table:table-cell>
        </table:table-row>
      </table:table>
      <text:p text:style-name="P2"/>
      <text:h text:style-name="P22" text:outline-level="1">ANALIZADOR SEMÁNTICO</text:h>
      <text:h text:style-name="P25"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7">true</text:span><text:span text:style-name="T6">, ya que, no pertenece a dicho conjunto de valores posibles.</text:span></text:p>
      <text:h text:style-name="P24" text:outline-level="2">Errores detectados:</text:h>
      <text:p text:style-name="P2">Declaración de los errores semánticos detectados:</text:p>
      <text:p text:style-name="P2"/>
      <table:table table:name="Tabla1" table:style-name="Tabla1">
        <table:table-column table:style-name="Tabla1.A"/>
        <table:table-row>
          <table:table-cell table:style-name="Tabla1.A1"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row>
          <table:table-cell table:style-name="Tabla1.A2" office:value-type="string">
            <text:p text:style-name="P2"/>
          </table:table-cell>
        </table:table-row>
      </table:table>
      <text:p text:style-name="P18"/>
      <text:h text:style-name="P22" text:outline-level="1">CASOS DE PRUEBAS</text:h>
      <text:p text:style-name="P18">A continuación se detallan el código de los programas de pruebas que evalúan los diferentes casos de éxito o error de nuestro compilador.</text:p>
      <text:h text:style-name="P25" text:outline-level="2">Pruebas correcta.</text:h>
      <text:p text:style-name="P7">Prueba 1:</text:p>
      <text:p text:style-name="P7"/>
      <text:p text:style-name="P7">// Prueba Correcta </text:p>
      <text:p text:style-name="P7">// </text:p>
      <text:p text:style-name="P7"/>
      <text:p text:style-name="P7">// Inclusion de variables globales </text:p>
      <text:p text:style-name="P7">int hola, var_global; </text:p>
      <text:p text:style-name="P7">int adios=90;<text:tab/>// inicializadas </text:p>
      <text:p text:style-name="P7">char *s; </text:p>
      <text:p text:style-name="P7"/>
      <text:p text:style-name="P7">void demo ()<text:tab/>// funcion sin argumentos </text:p>
      <text:p text:style-name="P7">{ </text:p>
      <text:p text:style-name="P7"><text:tab/><text:tab/>// No hace nada y </text:p>
      <text:p text:style-name="P7"><text:tab/>return;<text:tab/>// No devuelve nada </text:p>
      <text:p text:style-name="P7">} </text:p>
      <text:p text:style-name="P7"/>
      <text:p text:style-name="P7">void main (int variable) { </text:p>
      <text:p text:style-name="P7"><text:tab/>// Declaracion de variables </text:p>
      <text:p text:style-name="P7"><text:tab/>// algunas inicializadas. </text:p>
      <text:p text:style-name="P7"><text:tab/>int otra_var, otra_var2; </text:p>
      <text:p text:style-name="P7"><text:tab/>int otra_var2=20; </text:p>
      <text:p text:style-name="P7"/>
      <text:p text:style-name="P7"><text:tab/>return otra_var; </text:p>
      <text:p text:style-name="P7">}</text:p>
      <text:p text:style-name="P7"/>
      <text:p text:style-name="P7">Prueba 2:</text:p>
      <text:p text:style-name="P7"/>
      <text:p text:style-name="P7">// Prueba Correcta </text:p>
      <text:p text:style-name="P7"/>
      <text:p text:style-name="P7">// declaracion de metodo y clase </text:p>
      <text:p text:style-name="P7">//Declaración de la clase Fecha: </text:p>
      <text:p text:style-name="P7">class Fecha { </text:p>
      <text:p text:style-name="P7">public: int a, b, c; </text:p>
      <text:p text:style-name="P7"><text:tab/>int daDia (void);<text:tab/>// método que devuelve un entero </text:p>
      <text:p text:style-name="P7">private: </text:p>
      <text:p text:style-name="P7"><text:tab/>int d,m,a;<text:tab/>// tres enteros privados </text:p>
      <text:p text:style-name="P7">}; </text:p>
      <text:p text:style-name="P7"/>
      <text:p text:style-name="P7">// Definicion de un metodo daDia de la clase Fecha </text:p>
      <text:p text:style-name="P7">int Fecha::daDia (void){ </text:p>
      <text:p text:style-name="P7"><text:tab/>return d; </text:p>
      <text:p text:style-name="P7">} </text:p>
      <text:p text:style-name="P7"/>
      <text:p text:style-name="P7">void main (int dia) { </text:p>
      <text:p text:style-name="P7"><text:tab/>Fecha var; </text:p>
      <text:p text:style-name="P7"><text:tab/>return var.daDia(); </text:p>
      <text:p text:style-name="P7">} </text:p>
      <text:p text:style-name="P7"/>
      <text:p text:style-name="P7">Prueba 3:</text:p>
      <text:p text:style-name="P7"/>
      <text:p text:style-name="P7">// Prueba Correcta </text:p>
      <text:p text:style-name="P7"/>
      <text:p text:style-name="P7">// Declaracion de subprograma o funcion </text:p>
      <text:p text:style-name="P7"><text:soft-page-break/>int funcionAnodina (int n) { </text:p>
      <text:p text:style-name="P7"><text:tab/>int uno = 1, cero = 0;<text:tab/>// variables locales inicializadas </text:p>
      <text:p text:style-name="P7"><text:tab/> </text:p>
      <text:p text:style-name="P7"><text:tab/>// intrucciones operacionales </text:p>
      <text:p text:style-name="P7"><text:tab/>uno = cero * 90;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 </text:p>
      <text:p text:style-name="P7"/>
      <text:p text:style-name="P7">Prueba 4:</text:p>
      <text:p text:style-name="P7"/>
      <text:p text:style-name="P7">// Prueba Correcta </text:p>
      <text:p text:style-name="P7"/>
      <text:p text:style-name="P7">// main </text:p>
      <text:p text:style-name="P7">bool main (int n, int m) </text:p>
      <text:p text:style-name="P7">{ </text:p>
      <text:p text:style-name="P7"><text:tab/>/* Declaracion de variables </text:p>
      <text:p text:style-name="P7"><text:tab/> - algunas inicializadas - */ </text:p>
      <text:p text:style-name="P7"><text:tab/>bool variable = true; </text:p>
      <text:p text:style-name="P7"><text:tab/> </text:p>
      <text:p text:style-name="P7"><text:tab/>// Condicional Complejo </text:p>
      <text:p text:style-name="P7"><text:tab/>if (variable)<text:tab/>// cierto </text:p>
      <text:p text:style-name="P7"><text:tab/><text:tab/>variable = false; </text:p>
      <text:p text:style-name="P7"><text:tab/>else </text:p>
      <text:p text:style-name="P7"><text:tab/><text:tab/>varible = true; </text:p>
      <text:p text:style-name="P7"/>
      <text:p text:style-name="P7"><text:tab/>// Devolvemos le valor calculado<text:tab/> </text:p>
      <text:p text:style-name="P7"><text:tab/>return variable; </text:p>
      <text:p text:style-name="P7">} </text:p>
      <text:p text:style-name="P7"/>
      <text:p text:style-name="P7">Prueba 5:</text:p>
      <text:p text:style-name="P7">// Prueba Correcta </text:p>
      <text:p text:style-name="P7"/>
      <text:p text:style-name="P7">// Objetivo: </text:p>
      <text:p text:style-name="P7">// Comprobamos el correcto funcionamiento del </text:p>
      <text:p text:style-name="P7">// condicional complejo con varias posibilidades </text:p>
      <text:p text:style-name="P7">// y la asignacion con operacion. </text:p>
      <text:p text:style-name="P7"/>
      <text:p text:style-name="P7"/>
      <text:p text:style-name="P7">// main </text:p>
      <text:p text:style-name="P7">void main (void) { </text:p>
      <text:p text:style-name="P7"><text:tab/>int num = 30; </text:p>
      <text:p text:style-name="P7"><text:tab/>int algo =40, otro;<text:tab/> </text:p>
      <text:p text:style-name="P7"/>
      <text:p text:style-name="P7"><text:tab/>if (num == 0) {<text:tab/> </text:p>
      <text:p text:style-name="P7"><text:tab/><text:tab/>otro += algo; </text:p>
      <text:p text:style-name="P7"><text:tab/>} </text:p>
      <text:p text:style-name="P7"><text:tab/>else if (algo == 0 || otro == 0) { </text:p>
      <text:p text:style-name="P7"><text:tab/><text:tab/>otro += algo; </text:p>
      <text:p text:style-name="P7"><text:tab/>} </text:p>
      <text:p text:style-name="P7"/>
      <text:p text:style-name="P7"><text:soft-page-break/><text:tab/>if (num==30) { </text:p>
      <text:p text:style-name="P7"><text:tab/><text:tab/>num = num - num; </text:p>
      <text:p text:style-name="P7"><text:tab/>} else { </text:p>
      <text:p text:style-name="P7"><text:tab/><text:tab/>num = 30; </text:p>
      <text:p text:style-name="P7"><text:tab/>} </text:p>
      <text:p text:style-name="P7">} </text:p>
      <text:p text:style-name="P7"/>
      <text:p text:style-name="P7">Prueba6:</text:p>
      <text:p text:style-name="P7"/>
      <text:p text:style-name="P7">// Prueba correcta </text:p>
      <text:p text:style-name="P7"/>
      <text:p text:style-name="P7">/* Objetivo </text:p>
      <text:p text:style-name="P7"><text:tab/>Comprobamos el correcto funcionamiento </text:p>
      <text:p text:style-name="P7">de la declaracion de programas/funciones. Así </text:p>
      <text:p text:style-name="P7">como las operaciones de cin y cout </text:p>
      <text:p text:style-name="P7">*/ </text:p>
      <text:p text:style-name="P7"/>
      <text:p text:style-name="P7">void imprime (char *msg, <text:s/>f) { </text:p>
      <text:p text:style-name="P7"><text:tab/>cout &lt;&lt; s &lt;&lt; msg &lt;&lt; f; </text:p>
      <text:p text:style-name="P7"><text:tab/>cout &lt;&lt; "\n";<text:tab/>// imprime un salto de línea */ </text:p>
      <text:p text:style-name="P7"><text:tab/>return; </text:p>
      <text:p text:style-name="P7">} </text:p>
      <text:p text:style-name="P7"/>
      <text:p text:style-name="P7">void main (void) { </text:p>
      <text:p text:style-name="P7"><text:tab/>char* s="hola Mundo!"; </text:p>
      <text:p text:style-name="P7"><text:tab/>cout &lt;&lt; s; </text:p>
      <text:p text:style-name="P7"><text:tab/>cin &gt;&gt; s; </text:p>
      <text:p text:style-name="P7"><text:tab/>return; </text:p>
      <text:p text:style-name="P7">} </text:p>
      <text:h text:style-name="P24" text:outline-level="2">Pruebas incorrectas</text:h>
      <text:p text:style-name="P7">Prueba 1:</text:p>
      <text:p text:style-name="P7"/>
      <text:p text:style-name="P7">// Prueba Incorrecta </text:p>
      <text:p text:style-name="P7">// </text:p>
      <text:p text:style-name="P7"/>
      <text:p text:style-name="P7">// Inclusion de variables globales </text:p>
      <text:p text:style-name="P7">int hola, var_global,;<text:tab/>// error en la coma </text:p>
      <text:p text:style-name="P7">int adios=90;<text:tab/>// inicializadas </text:p>
      <text:p text:style-name="P7">char *s<text:tab/><text:tab/>// falta cerrar la declaracion. </text:p>
      <text:p text:style-name="P7"/>
      <text:p text:style-name="P7">void demo ()<text:tab/>// funcion sin argumentos </text:p>
      <text:p text:style-name="P7">{ </text:p>
      <text:p text:style-name="P7"><text:tab/><text:tab/>// No hace nada y </text:p>
      <text:p text:style-name="P7"><text:tab/>return;<text:tab/>// No devuelve nada </text:p>
      <text:p text:style-name="P7">} </text:p>
      <text:p text:style-name="P7"/>
      <text:p text:style-name="P7">void main (int variable) { </text:p>
      <text:p text:style-name="P7"><text:tab/>// Declaracion de variables </text:p>
      <text:p text:style-name="P7"><text:tab/>// algunas inicializadas. </text:p>
      <text:p text:style-name="P7"><text:tab/>int otra_var, otra_var2; </text:p>
      <text:p text:style-name="P7"><text:tab/>int otra_var2=20; </text:p>
      <text:p text:style-name="P7"/>
      <text:p text:style-name="P7"><text:tab/>return otra_var; </text:p>
      <text:p text:style-name="P7">} </text:p>
      <text:p text:style-name="P7"/>
      <text:p text:style-name="P7">Prueba 2:</text:p>
      <text:p text:style-name="P7"/>
      <text:p text:style-name="P7">// Prueba Incorrecta </text:p>
      <text:p text:style-name="P7"/>
      <text:p text:style-name="P7">// declaracion de metodo y clase </text:p>
      <text:p text:style-name="P7">class Clase_mal { </text:p>
      <text:p text:style-name="P7">int a,b,c;<text:tab/>// declaracion de metodo privado, esto esta ok! </text:p>
      <text:p text:style-name="P7">public <text:tab/><text:tab/>// falan DOS_PUNTOS </text:p>
      <text:p text:style-name="P7"><text:tab/>int metodo ();<text:tab/>// declaracion erronea </text:p>
      <text:p text:style-name="P7">}<text:tab/>// falta PUNTO_COMA </text:p>
      <text:p text:style-name="P7"/>
      <text:p text:style-name="P7">// Declaración de la clase Fecha: </text:p>
      <text:p text:style-name="P7">class Fecha { </text:p>
      <text:p text:style-name="P7">public: int a, b, c; </text:p>
      <text:p text:style-name="P7"><text:tab/>void ponFecha (int, int, int);<text:tab/>/* método que recibe tres enteros y no devuelve nada */ </text:p>
      <text:p text:style-name="P7"><text:tab/>int daDia (void);<text:tab/>// método que devuelve un entero </text:p>
      <text:p text:style-name="P7"><text:tab/>int daMes (void);<text:tab/>// método que devuelve un entero </text:p>
      <text:p text:style-name="P7"><text:tab/>int daAnno (void);<text:tab/>// método que devuelve un entero </text:p>
      <text:p text:style-name="P7"><text:tab/>void imprime (void);<text:tab/>// método que no recibe ni devuelve nada </text:p>
      <text:p text:style-name="P7">private: </text:p>
      <text:p text:style-name="P7"><text:tab/>int d,m,a;<text:tab/>// tres enteros privados </text:p>
      <text:p text:style-name="P7">}; </text:p>
      <text:p text:style-name="P7"/>
      <text:p text:style-name="P7">// FALTA DEFINICION DE METODOS! </text:p>
      <text:p text:style-name="P7"/>
      <text:p text:style-name="P7"/>
      <text:p text:style-name="P7">// Definicion de un metodo daDia de la clase Fecha </text:p>
      <text:p text:style-name="P7">int Fecha::daDia (void){ </text:p>
      <text:p text:style-name="P7"><text:tab/>return d; </text:p>
      <text:p text:style-name="P7">} </text:p>
      <text:p text:style-name="P7"><text:s/></text:p>
      <text:p text:style-name="P7">void main (int dia) { </text:p>
      <text:p text:style-name="P7"><text:soft-page-break/><text:tab/>Fecha var; </text:p>
      <text:p text:style-name="P7"><text:tab/>return var.daDia(); </text:p>
      <text:p text:style-name="P7">} </text:p>
      <text:p text:style-name="P7"/>
      <text:p text:style-name="P7">Prueba 3:</text:p>
      <text:p text:style-name="P7"/>
      <text:p text:style-name="P7">// Prueba Incorrecta </text:p>
      <text:p text:style-name="P7"/>
      <text:p text:style-name="P7">// Declaracion de subprograma o funcion </text:p>
      <text:p text:style-name="P7">int funcionAnodina (int n) { </text:p>
      <text:p text:style-name="P7"><text:tab/>int uno = 1, cero = 0;<text:tab/>// variables locales inicializadas </text:p>
      <text:p text:style-name="P7"><text:tab/> </text:p>
      <text:p text:style-name="P7"><text:tab/>// intrucciones operacionales </text:p>
      <text:p text:style-name="P7"><text:tab/>uno = cero * "cadena";<text:tab/>// TIPOS ERRONEOS </text:p>
      <text:p text:style-name="P7"><text:tab/>uno = uno + 34 - 23 / 30 - cero * n; </text:p>
      <text:p text:style-name="P7"><text:tab/> </text:p>
      <text:p text:style-name="P7"><text:tab/>return uno; </text:p>
      <text:p text:style-name="P7">} </text:p>
      <text:p text:style-name="P7"/>
      <text:p text:style-name="P7">// Punto ppal del programa </text:p>
      <text:p text:style-name="P7">int main (int n) { </text:p>
      <text:p text:style-name="P7"><text:tab/>int variable; </text:p>
      <text:p text:style-name="P7"><text:tab/>// Asignacion de valor cierto ó falso </text:p>
      <text:p text:style-name="P7"><text:tab/>variable = n * funcionAnodina(n); </text:p>
      <text:p text:style-name="P7"/>
      <text:p text:style-name="P7">//<text:tab/>return variable; </text:p>
      <text:p text:style-name="P7"><text:tab/>return true;<text:tab/>// tipos de devolucion erroneo </text:p>
      <text:p text:style-name="P7">} </text:p>
      <text:p text:style-name="P7"/>
      <text:p text:style-name="P7">Prueba 4:</text:p>
      <text:p text:style-name="P7"/>
      <text:p text:style-name="P7">// Prueba Incorrecta </text:p>
      <text:p text:style-name="P7"/>
      <text:p text:style-name="P7">// main </text:p>
      <text:p text:style-name="P7">bool main (int n, int m) </text:p>
      <text:p text:style-name="P7">{ </text:p>
      <text:p text:style-name="P7"><text:tab/>/* Declaracion de variables </text:p>
      <text:p text:style-name="P7"><text:tab/> - algunas inicializadas - */ </text:p>
      <text:p text:style-name="P7"><text:tab/>bool variable = true; </text:p>
      <text:p text:style-name="P7"><text:tab/> </text:p>
      <text:p text:style-name="P7"><text:tab/>// Condicional Complejo </text:p>
      <text:p text:style-name="P7"><text:tab/>if variable<text:tab/>// FALTA CERRATURA PARENTESIS </text:p>
      <text:p text:style-name="P7"><text:tab/><text:tab/>variable = false; </text:p>
      <text:p text:style-name="P7"><text:tab/>else </text:p>
      <text:p text:style-name="P7"><text:tab/><text:tab/>varible = true; </text:p>
      <text:p text:style-name="P7"/>
      <text:p text:style-name="P7"><text:tab/>// Devolvemos le valor calculado<text:tab/> </text:p>
      <text:p text:style-name="P7"><text:tab/>return variable; </text:p>
      <text:p text:style-name="P7">} </text:p>
      <text:p text:style-name="P7">Prueba 5:</text:p>
      <text:p text:style-name="P7"/>
      <text:p text:style-name="P7">// Prueba Incorrecta </text:p>
      <text:p text:style-name="P7"/>
      <text:p text:style-name="P7">// main </text:p>
      <text:p text:style-name="P7">void main (void) { </text:p>
      <text:p text:style-name="P7"><text:tab/>int num = 30; </text:p>
      <text:p text:style-name="P7"><text:tab/>int algo =40, otro;<text:tab/> </text:p>
      <text:p text:style-name="P7"/>
      <text:p text:style-name="P7"><text:tab/>if (num == 0) {<text:tab/> </text:p>
      <text:p text:style-name="P7"><text:tab/><text:tab/>otro -= algo;<text:tab/>//Operacion no contemplada </text:p>
      <text:p text:style-name="P7"><text:tab/>} </text:p>
      <text:p text:style-name="P7"><text:soft-page-break/><text:tab/>else if (algo == 0 || otro == 0) { </text:p>
      <text:p text:style-name="P7"><text:tab/><text:tab/>otro += algo; </text:p>
      <text:p text:style-name="P7"><text:tab/>} </text:p>
      <text:p text:style-name="P7"/>
      <text:p text:style-name="P7"><text:tab/>if (num==30) { </text:p>
      <text:p text:style-name="P7"><text:tab/><text:tab/>num = num - num; </text:p>
      <text:p text:style-name="P7"><text:tab/>} else { </text:p>
      <text:p text:style-name="P7"><text:tab/><text:tab/>num = 30; </text:p>
      <text:p text:style-name="P7"><text:tab/>} else </text:p>
      <text:p text:style-name="P7"><text:tab/><text:tab/>num = 40;<text:tab/>// imposible este caso </text:p>
      <text:p text:style-name="P7">} </text:p>
      <text:p text:style-name="P7"/>
      <text:p text:style-name="P7">Prueba6:</text:p>
      <text:p text:style-name="P7"/>
      <text:p text:style-name="P7">// Prueba Incorrecta </text:p>
      <text:p text:style-name="P7"/>
      <text:p text:style-name="P7">/* Objetivo </text:p>
      <text:p text:style-name="P7"><text:tab/>Comprobamos el error cometido en las </text:p>
      <text:p text:style-name="P7">operaciones de I/O </text:p>
      <text:p text:style-name="P7">*/ </text:p>
      <text:p text:style-name="P7"/>
      <text:p text:style-name="P7">void imprime (char *msg, <text:s/>f) { </text:p>
      <text:p text:style-name="P7"><text:tab/>cout &lt; s &lt;&lt; msg &lt;&lt; f;<text:tab/>// error sintactico </text:p>
      <text:p text:style-name="P7"><text:tab/>cout &lt;&lt; "\n";<text:tab/>// imprime un salto de línea */ </text:p>
      <text:p text:style-name="P7"><text:tab/>return; </text:p>
      <text:p text:style-name="P7">} </text:p>
      <text:p text:style-name="P7"/>
      <text:p text:style-name="P7">void main (void) { </text:p>
      <text:p text:style-name="P7"><text:tab/>char* s="hola Mundo!"; </text:p>
      <text:p text:style-name="P7"><text:tab/>int var; </text:p>
      <text:p text:style-name="P7"><text:tab/>cout &lt;&lt; s; </text:p>
      <text:p text:style-name="P7"><text:tab/>cin &gt;&gt; s; </text:p>
      <text:p text:style-name="P7"><text:tab/>cout &gt;&gt; s;<text:tab/>// error </text:p>
      <text:p text:style-name="P7"><text:tab/>return; </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Courier, 'Lucida Console', 'Andale Mono', monospace"/>
    <style:font-face style:name="Liberation Serif1" svg:font-family="'Liberation Serif'"/>
    <style:font-face style:name="OpenSymbol" svg:font-family="OpenSymbol"/>
    <style:font-face style:name="sans-serif" svg:font-family="sans-serif"/>
    <style:font-face style:name="verdana" svg:font-family="verdana, arial, helvetica,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3-09T09:52:48.50</dc:date>
    <dc:creator>Luis Ildefonso Gómez Solana</dc:creator>
    <meta:editing-duration>PT12H00M44S</meta:editing-duration>
    <meta:editing-cycles>89</meta:editing-cycles>
    <meta:document-statistic meta:table-count="2" meta:image-count="0" meta:object-count="0" meta:page-count="13" meta:paragraph-count="295" meta:word-count="1522" meta:character-count="9131"/>
  </office:meta>
</office:document-meta>
</file>